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222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302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from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usd"/>
          <table:table-cell office:value="28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36" office:value-type="float" table:style-name="taxable_event_percent"/>
          <table:table-cell office:value="2556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1/3: 1.80000000 of 5.00000000 B2</text:p>
          </table:table-cell>
          <table:table-cell office:value-type="string" table:style-name="from_lot_default">
            <text:p>2017-02-01 11:18:00+00:00</text:p>
          </table:table-cell>
          <table:table-cell office:value="0.9" office:value-type="float" table:style-name="from_lot_percent"/>
          <table:table-cell office:value="21600.0" office:value-type="float" table:style-name="from_lot_usd"/>
          <table:table-cell office:value="0.0" office:value-type="float" table:style-name="from_lot_usd"/>
          <table:table-cell office:value="21600.0" office:value-type="float" table:style-name="highlighted_usd"/>
          <table:table-cell office:value="12000.0" office:value-type="float" table:style-name="from_lot_usd"/>
          <table:table-cell office:value-type="string" table:style-name="from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alt_default">
            <text:p>2018-03-01 09:45:00+00:00</text:p>
          </table:table-cell>
          <table:table-cell office:value="1.0" office:value-type="float" table:style-name="from_lot_alt_percent"/>
          <table:table-cell office:value="39000.0" office:value-type="float" table:style-name="from_lot_alt_usd"/>
          <table:table-cell office:value="0.0" office:value-type="float" table:style-name="from_lot_alt_usd"/>
          <table:table-cell office:value="39000.0" office:value-type="float" table:style-name="highlighted_usd"/>
          <table:table-cell office:value="13000.0" office:value-type="float" table:style-name="from_lot_al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default">
            <text:p>2019-04-01 09:45:00+00:00</text:p>
          </table:table-cell>
          <table:table-cell office:value="0.05" office:value-type="float" table:style-name="from_lot_percent"/>
          <table:table-cell office:value="2820.0" office:value-type="float" table:style-name="from_lot_usd"/>
          <table:table-cell office:value="20.0" office:value-type="float" table:style-name="from_lot_usd"/>
          <table:table-cell office:value="2820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1/3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default">
            <text:p>2019-04-01 09:45:00+00:00</text:p>
          </table:table-cell>
          <table:table-cell office:value="0.9475" office:value-type="float" table:style-name="from_lot_percent"/>
          <table:table-cell office:value="53439.0" office:value-type="float" table:style-name="from_lot_usd"/>
          <table:table-cell office:value="379.0" office:value-type="float" table:style-name="from_lot_usd"/>
          <table:table-cell office:value="53439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2/3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004975124378109453" office:value-type="float" table:style-name="taxable_event_border_percent"/>
          <table:table-cell office:value="2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2: 0.01000000 of 2.01000000 B2</text:p>
          </table:table-cell>
          <table:table-cell office:value-type="string" table:style-name="from_lot_border_default">
            <text:p>2019-04-01 09:45:00+00:00</text:p>
          </table:table-cell>
          <table:table-cell office:value="0.0025" office:value-type="float" table:style-name="from_lot_border_percent"/>
          <table:table-cell office:value="141.0" office:value-type="float" table:style-name="from_lot_border_usd"/>
          <table:table-cell office:value="1.0" office:value-type="float" table:style-name="from_lot_border_usd"/>
          <table:table-cell office:value="141.0" office:value-type="float" table:style-name="highlighted_border_usd"/>
          <table:table-cell office:value="14000.0" office:value-type="float" table:style-name="from_lot_border_usd"/>
          <table:table-cell office:value-type="string" table:style-name="from_lot_note_border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9950248756218906" office:value-type="float" table:style-name="taxable_event_percent"/>
          <table:table-cell office:value="40400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alt_default">
            <text:p>2020-05-01 14:03:00+00:00</text:p>
          </table:table-cell>
          <table:table-cell office:value="0.4" office:value-type="float" table:style-name="from_lot_alt_percent"/>
          <table:table-cell office:value="30200.0" office:value-type="float" table:style-name="from_lot_alt_usd"/>
          <table:table-cell office:value="200.0" office:value-type="float" table:style-name="from_lot_alt_usd"/>
          <table:table-cell office:value="30200.0" office:value-type="float" table:style-name="highlighted_usd"/>
          <table:table-cell office:value="15000.0" office:value-type="float" table:style-name="from_lot_al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usd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22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288.0" office:value-type="float" table:style-name="highlighted_usd"/>
          <table:table-cell office:value="14400.0" office:value-type="float" table:style-name="taxable_event_usd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default">
            <text:p>2016-01-01 08:41:00+00:00</text:p>
          </table:table-cell>
          <table:table-cell office:value="0.02" office:value-type="float" table:style-name="from_lot_percent"/>
          <table:table-cell office:value="222.0" office:value-type="float" table:style-name="from_lot_usd"/>
          <table:table-cell office:value="2.0" office:value-type="float" table:style-name="from_lot_usd"/>
          <table:table-cell office:value="222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1-07-21 10:02:02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856.0" office:value-type="float" table:style-name="highlighted_border_usd"/>
          <table:table-cell office:value="21400.0" office:value-type="float" table:style-name="taxable_event_al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16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from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30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usd"/>
          <table:table-cell office:value="296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358" office:value-type="float" table:style-name="taxable_event_percent"/>
          <table:table-cell office:value="25418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1/3: 1.79000000 of 5.00000000 B4</text:p>
          </table:table-cell>
          <table:table-cell office:value-type="string" table:style-name="from_lot_default">
            <text:p>2017-02-01 11:18:00+00:00</text:p>
          </table:table-cell>
          <table:table-cell office:value="0.895" office:value-type="float" table:style-name="from_lot_percent"/>
          <table:table-cell office:value="21480.0" office:value-type="float" table:style-name="from_lot_usd"/>
          <table:table-cell office:value="0.0" office:value-type="float" table:style-name="from_lot_usd"/>
          <table:table-cell office:value="21480.0" office:value-type="float" table:style-name="highlighted_usd"/>
          <table:table-cell office:value="12000.0" office:value-type="float" table:style-name="from_lot_usd"/>
          <table:table-cell office:value-type="string" table:style-name="from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alt_default">
            <text:p>2018-03-01 09:45:00+00:00</text:p>
          </table:table-cell>
          <table:table-cell office:value="1.0" office:value-type="float" table:style-name="from_lot_alt_percent"/>
          <table:table-cell office:value="39000.0" office:value-type="float" table:style-name="from_lot_alt_usd"/>
          <table:table-cell office:value="0.0" office:value-type="float" table:style-name="from_lot_alt_usd"/>
          <table:table-cell office:value="39000.0" office:value-type="float" table:style-name="highlighted_usd"/>
          <table:table-cell office:value="13000.0" office:value-type="float" table:style-name="from_lot_al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042" office:value-type="float" table:style-name="taxable_event_percent"/>
          <table:table-cell office:value="2982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default">
            <text:p>2019-04-01 09:45:00+00:00</text:p>
          </table:table-cell>
          <table:table-cell office:value="0.0525" office:value-type="float" table:style-name="from_lot_percent"/>
          <table:table-cell office:value="2961.0" office:value-type="float" table:style-name="from_lot_usd"/>
          <table:table-cell office:value="21.0" office:value-type="float" table:style-name="from_lot_usd"/>
          <table:table-cell office:value="2961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default">
            <text:p>2019-04-01 09:45:00+00:00</text:p>
          </table:table-cell>
          <table:table-cell office:value="0.9475" office:value-type="float" table:style-name="from_lot_percent"/>
          <table:table-cell office:value="53439.0" office:value-type="float" table:style-name="from_lot_usd"/>
          <table:table-cell office:value="379.0" office:value-type="float" table:style-name="from_lot_usd"/>
          <table:table-cell office:value="53439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288.0" office:value-type="float" table:style-name="highlighted_border_usd"/>
          <table:table-cell office:value="14400.0" office:value-type="float" table:style-name="taxable_event_border_usd"/>
          <table:table-cell office:value-type="string" table:style-name="taxable_event_note_border_default">
            <text:p>1/1: 0.02000000 of 0.02000000 B4</text:p>
          </table:table-cell>
          <table:table-cell office:value-type="string" table:style-name="from_lot_alt_border_default">
            <text:p>2020-05-01 14:03:00+00:00</text:p>
          </table:table-cell>
          <table:table-cell office:value="0.004" office:value-type="float" table:style-name="from_lot_alt_border_percent"/>
          <table:table-cell office:value="302.0" office:value-type="float" table:style-name="from_lot_alt_border_usd"/>
          <table:table-cell office:value="2.0" office:value-type="float" table:style-name="from_lot_alt_border_usd"/>
          <table:table-cell office:value="302.0" office:value-type="float" table:style-name="highlighted_border_usd"/>
          <table:table-cell office:value="15000.0" office:value-type="float" table:style-name="from_lot_alt_border_usd"/>
          <table:table-cell office:value-type="string" table:style-name="from_lot_note_border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1-06-11 05:31:00+00:00</text:p>
          </table:table-cell>
          <table:table-cell office:value-type="string" table:style-name="taxable_event_alt_border_default">
            <text:p>OUT / SELL</text:p>
          </table:table-cell>
          <table:table-cell office:value="1.0" office:value-type="float" table:style-name="taxable_event_alt_border_percent"/>
          <table:table-cell office:value="40602.0" office:value-type="float" table:style-name="highlighted_border_usd"/>
          <table:table-cell office:value="20200.0" office:value-type="float" table:style-name="taxable_event_al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alt_border_default">
            <text:p>2020-05-01 14:03:00+00:00</text:p>
          </table:table-cell>
          <table:table-cell office:value="0.402" office:value-type="float" table:style-name="from_lot_alt_border_percent"/>
          <table:table-cell office:value="30351.0" office:value-type="float" table:style-name="from_lot_alt_border_usd"/>
          <table:table-cell office:value="201.0" office:value-type="float" table:style-name="from_lot_alt_border_usd"/>
          <table:table-cell office:value="30351.0" office:value-type="float" table:style-name="highlighted_border_usd"/>
          <table:table-cell office:value="15000.0" office:value-type="float" table:style-name="from_lot_al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usd"/>
          <table:table-cell office:value="21400.0" office:value-type="float" table:style-name="taxable_even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alt_default">
            <text:p>2020-05-01 14:03:00+00:00</text:p>
          </table:table-cell>
          <table:table-cell office:value="0.008" office:value-type="float" table:style-name="from_lot_alt_percent"/>
          <table:table-cell office:value="604.0" office:value-type="float" table:style-name="from_lot_alt_usd"/>
          <table:table-cell office:value="4.0" office:value-type="float" table:style-name="from_lot_alt_usd"/>
          <table:table-cell office:value="604.0" office:value-type="float" table:style-name="highlighted_usd"/>
          <table:table-cell office:value="15000.0" office:value-type="float" table:style-name="from_lot_al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5:12:17.922030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